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9D0000000DCB9F9ABF.png" manifest:media-type="image/png"/>
  <manifest:file-entry manifest:full-path="Pictures/1001C39A000045180000015F1AC6B9A3.svg" manifest:media-type="image/svg+xml"/>
  <manifest:file-entry manifest:full-path="Pictures/10000001000003CB0000000D64B343C1.png" manifest:media-type="image/png"/>
  <manifest:file-entry manifest:full-path="Pictures/1000806D00001C560000015F2308F649.svg" manifest:media-type="image/svg+xml"/>
  <manifest:file-entry manifest:full-path="Pictures/1000804C00001C6D0000017A22D2A050.svg" manifest:media-type="image/svg+xml"/>
  <manifest:file-entry manifest:full-path="Pictures/10000001000000250000000A22A24AAD.png" manifest:media-type="image/png"/>
  <manifest:file-entry manifest:full-path="Pictures/10000001000001120000000DAD22962D.png" manifest:media-type="image/png"/>
  <manifest:file-entry manifest:full-path="Pictures/10001071000003B3000000FC0868D6B0.svg" manifest:media-type="image/svg+xml"/>
  <manifest:file-entry manifest:full-path="Pictures/10000E88000003CB00000100A7A40159.svg" manifest:media-type="image/svg+xml"/>
  <manifest:file-entry manifest:full-path="Pictures/10000001000000240000000AAF1A2124.png" manifest:media-type="image/png"/>
  <manifest:file-entry manifest:full-path="Pictures/10000EA4000003D70000010036DD44F4.svg" manifest:media-type="image/svg+xml"/>
  <manifest:file-entry manifest:full-path="Pictures/10001066000003B8000000FCD0EE700E.svg" manifest:media-type="image/svg+xml"/>
  <manifest:file-entry manifest:full-path="Pictures/1001F60A0000504D0000017A8C82B95B.svg" manifest:media-type="image/svg+xml"/>
  <manifest:file-entry manifest:full-path="Pictures/1002B2420000645A0000015F7A259E5A.svg" manifest:media-type="image/svg+xml"/>
  <manifest:file-entry manifest:full-path="Pictures/1001F829000050AA0000015FA0DF7212.svg" manifest:media-type="image/svg+xml"/>
  <manifest:file-entry manifest:full-path="Pictures/1000F65C000031960000015F0F5ED9D5.svg" manifest:media-type="image/svg+xml"/>
  <manifest:file-entry manifest:full-path="Pictures/10000001000000240000000ACFB9E9D1.png" manifest:media-type="image/png"/>
  <manifest:file-entry manifest:full-path="Pictures/10000001000003090000000EBCF5F312.png" manifest:media-type="image/png"/>
  <manifest:file-entry manifest:full-path="Pictures/10000001000001E00000000DDA6A51F6.png" manifest:media-type="image/png"/>
  <manifest:file-entry manifest:full-path="Pictures/10000001000001130000000E6D74B6B5.png" manifest:media-type="image/png"/>
  <manifest:file-entry manifest:full-path="Pictures/100000010000030C0000000D46E419E9.png" manifest:media-type="image/png"/>
  <manifest:file-entry manifest:full-path="Pictures/10000001000000250000000AAD91CD48.png" manifest:media-type="image/png"/>
  <manifest:file-entry manifest:full-path="Pictures/10000001000001E00000000D2FA73C73.png" manifest:media-type="image/png"/>
  <manifest:file-entry manifest:full-path="Pictures/1000F645000031980000015F1BA3C0C7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sans-serif"/>
    <style:font-face style:name="CMU Serif" svg:font-family="'CMU Serif'" style:font-family-generic="roman"/>
    <style:font-face style:name="CMU Serif1" svg:font-family="'CMU Serif'" style:font-family-generic="roman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fa3f3" officeooo:paragraph-rsid="000fa3f3"/>
    </style:style>
    <style:style style:name="P2" style:family="paragraph" style:parent-style-name="Standard">
      <style:paragraph-properties fo:text-align="start" style:justify-single-word="false"/>
      <style:text-properties fo:font-size="10pt" officeooo:rsid="000fa3f3" officeooo:paragraph-rsid="000fa3f3" style:font-size-asian="8.75pt" style:font-size-complex="10pt"/>
    </style:style>
    <style:style style:name="P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style:text-position="0% 100%" fo:font-size="10pt" officeooo:rsid="000fa3f3" officeooo:paragraph-rsid="0010f064" style:font-size-asian="8.75pt" style:font-size-complex="10pt"/>
    </style:style>
    <style:style style:name="P5" style:family="paragraph" style:parent-style-name="Standard">
      <style:paragraph-properties fo:text-align="start" style:justify-single-word="false"/>
      <style:text-properties style:text-position="0% 100%" fo:font-size="10pt" officeooo:rsid="000fa3f3" officeooo:paragraph-rsid="00124081" style:font-size-asian="8.75pt" style:font-size-complex="10pt"/>
    </style:style>
    <style:style style:name="P6" style:family="paragraph" style:parent-style-name="Standard">
      <style:paragraph-properties fo:text-align="start" style:justify-single-word="false"/>
      <style:text-properties style:text-position="0% 100%" fo:font-size="10pt" officeooo:rsid="00124081" officeooo:paragraph-rsid="00124081" style:font-size-asian="8.75pt" style:font-size-complex="10pt"/>
    </style:style>
    <style:style style:name="P7" style:family="paragraph" style:parent-style-name="Standard">
      <style:paragraph-properties fo:text-align="start" style:justify-single-word="false"/>
      <style:text-properties style:text-position="0% 100%" fo:font-size="10pt" officeooo:rsid="00124081" officeooo:paragraph-rsid="00130c61" style:font-size-asian="8.75pt" style:font-size-complex="10pt"/>
    </style:style>
    <style:style style:name="P8" style:family="paragraph" style:parent-style-name="Standard">
      <style:paragraph-properties fo:text-align="start" style:justify-single-word="false"/>
      <style:text-properties style:text-position="0% 100%" fo:font-size="10pt" officeooo:rsid="00130c61" officeooo:paragraph-rsid="00130c61" style:font-size-asian="8.75pt" style:font-size-complex="10pt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text-position="0% 100%" style:font-name="CMU Serif1" fo:font-size="10pt" fo:font-style="normal" style:text-underline-style="none" fo:font-weight="normal" officeooo:rsid="00130c61" officeooo:paragraph-rsid="001413aa" style:text-blinking="false" fo:background-color="transparent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text-position="0% 100%" style:font-name="CMU Serif1" fo:font-size="10pt" fo:font-style="normal" style:text-underline-style="none" fo:font-weight="normal" officeooo:rsid="001600cd" officeooo:paragraph-rsid="001600cd" style:text-blinking="false" fo:background-color="transparent" style:font-size-asian="10pt" style:font-size-complex="10pt"/>
    </style:style>
    <style:style style:name="P11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text-position="0% 100%" style:font-name="CMU Serif1" fo:font-size="10pt" fo:font-style="normal" style:text-underline-style="none" fo:font-weight="normal" officeooo:rsid="001600cd" officeooo:paragraph-rsid="001600cd" style:text-blinking="false" fo:background-color="transparent" style:font-size-asian="10pt" style:font-size-complex="10pt"/>
    </style:style>
    <style:style style:name="P12" style:family="paragraph" style:parent-style-name="Text_20_body" style:master-page-name="">
      <loext:graphic-properties draw:fill="none"/>
      <style:paragraph-properties fo:margin-left="4.099cm" fo:margin-right="0.801cm" fo:margin-top="0cm" fo:margin-bottom="0cm" style:contextual-spacing="false" fo:line-height="179%" fo:text-align="justify" style:justify-single-word="false" fo:text-indent="-4.099cm" style:auto-text-indent="false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MU Serif1" fo:font-size="10pt" fo:font-style="normal" style:text-underline-style="none" fo:font-weight="normal" style:text-blinking="false" fo:background-color="transparent" style:font-size-asian="10pt" style:font-size-complex="10pt"/>
    </style:style>
    <style:style style:name="P13" style:family="paragraph" style:parent-style-name="Text_20_body" style:master-page-name="">
      <loext:graphic-properties draw:fill="none"/>
      <style:paragraph-properties fo:margin-left="4.099cm" fo:margin-right="0.801cm" fo:margin-top="0cm" fo:margin-bottom="0cm" style:contextual-spacing="false" fo:line-height="179%" fo:text-align="justify" style:justify-single-word="false" fo:text-indent="-4.099cm" style:auto-text-indent="false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MU Serif1" fo:font-size="10pt" fo:font-style="normal" style:text-underline-style="none" fo:font-weight="normal" officeooo:paragraph-rsid="001600cd" style:text-blinking="false" fo:background-color="transparent" style:font-size-asian="10pt" style:font-size-complex="10pt"/>
    </style:style>
    <style:style style:name="P14" style:family="paragraph" style:parent-style-name="Text_20_body">
      <style:text-properties style:font-name="CMU Serif1" fo:font-size="10pt" officeooo:rsid="001600cd" officeooo:paragraph-rsid="001600cd" style:font-size-asian="10pt" style:font-size-complex="10pt"/>
    </style:style>
    <style:style style:name="P15" style:family="paragraph" style:parent-style-name="Text_20_body">
      <style:paragraph-properties fo:text-align="start" style:justify-single-word="false"/>
    </style:style>
    <style:style style:name="P16" style:family="paragraph" style:parent-style-name="Text_20_body">
      <style:paragraph-properties fo:text-align="start" style:justify-single-word="false"/>
      <style:text-properties style:font-name="CMU Serif1" fo:font-size="10pt" officeooo:rsid="001600cd" officeooo:paragraph-rsid="001600cd" style:font-size-asian="10pt" style:font-size-complex="10pt"/>
    </style:style>
    <style:style style:name="P17" style:family="paragraph" style:parent-style-name="Text_20_body">
      <style:paragraph-properties fo:line-height="100%" fo:text-align="start" style:justify-single-word="false"/>
      <style:text-properties style:font-name="CMU Serif1" fo:font-size="10pt" officeooo:rsid="001600cd" officeooo:paragraph-rsid="001600cd" style:font-size-asian="10pt" style:font-size-complex="10pt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CMU Serif1" fo:font-size="10pt" fo:font-style="normal" style:text-underline-style="none" fo:font-weight="normal" officeooo:rsid="0016ad90" officeooo:paragraph-rsid="0016ad90" style:text-blinking="false" fo:background-color="transparent" style:font-size-asian="10pt" style:font-size-complex="10pt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text-position="0% 100%" style:font-name="CMU Serif1" fo:font-size="10pt" fo:font-style="normal" style:text-underline-style="none" fo:font-weight="normal" officeooo:rsid="0016ad90" officeooo:paragraph-rsid="0016ad90" style:text-blinking="false" fo:background-color="transparent" style:font-size-asian="10pt" style:font-size-complex="10pt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text-position="0% 100%" style:font-name="CMU Serif1" fo:font-size="10pt" fo:font-style="normal" style:text-underline-style="none" fo:font-weight="normal" officeooo:rsid="00130c61" officeooo:paragraph-rsid="00130c61" style:text-blinking="false" fo:background-color="transparent" style:font-size-asian="10pt" style:font-size-complex="10pt"/>
    </style:style>
    <style:style style:name="T1" style:family="text">
      <style:text-properties style:text-position="0% 100%"/>
    </style:style>
    <style:style style:name="T2" style:family="text">
      <style:text-properties officeooo:rsid="000fa3f3"/>
    </style:style>
    <style:style style:name="T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ductos cartesianos</text:p>
      <text:p text:style-name="P2"/>
      <text:p text:style-name="P2">Ejercicio 1</text:p>
      <text:p text:style-name="P2">Dados los conjuntos <text:span text:style-name="T1">A = {nube, corazon, ojos} y B = {arbol, luna, sol} realiza </text:span><text:span text:style-name="T1"><draw:frame text:anchor-type="as-char" svg:y="-0.222cm" draw:z-index="0" draw:style-name="gr28" draw:text-style-name="P3" svg:width="0.946cm" svg:height="0.251cm"><draw:image xlink:href="Pictures/10001071000003B3000000FC0868D6B0.svg" xlink:type="simple" xlink:show="embed" xlink:actuate="onLoad" draw:mime-type="image/svg+xml"><text:p/></draw:image><draw:image xlink:href="Pictures/10000001000000240000000AAF1A2124.png" xlink:type="simple" xlink:show="embed" xlink:actuate="onLoad" draw:mime-type="image/png"/><svg:title>TexMaths</svg:title><svg:desc>10§inline§A \times B§svg§600§FALSE§</svg:desc></draw:frame></text:span><text:span text:style-name="T1"><text:s/>y </text:span><text:span text:style-name="T1"><draw:frame text:anchor-type="as-char" svg:y="-0.222cm" draw:z-index="1" draw:style-name="gr27" draw:text-style-name="P3" svg:width="0.952cm" svg:height="0.251cm"><draw:image xlink:href="Pictures/10001066000003B8000000FCD0EE700E.svg" xlink:type="simple" xlink:show="embed" xlink:actuate="onLoad" draw:mime-type="image/svg+xml"><text:p/></draw:image><draw:image xlink:href="Pictures/10000001000000240000000ACFB9E9D1.png" xlink:type="simple" xlink:show="embed" xlink:actuate="onLoad" draw:mime-type="image/png"/><svg:title>TexMaths</svg:title><svg:desc>10§inline§B \times A§svg§600§FALSE§</svg:desc></draw:frame></text:span></text:p>
      <text:p text:style-name="P2"/>
      <text:p text:style-name="P4"><draw:frame text:anchor-type="as-char" svg:y="-0.152cm" draw:z-index="2" draw:style-name="gr26" draw:text-style-name="P3" svg:width="16.446cm" svg:height="0.302cm"><draw:image xlink:href="Pictures/1001F60A0000504D0000017A8C82B95B.svg" xlink:type="simple" xlink:show="embed" xlink:actuate="onLoad" draw:mime-type="image/svg+xml"><text:p/></draw:image><draw:image xlink:href="Pictures/10000001000003090000000EBCF5F312.png" xlink:type="simple" xlink:show="embed" xlink:actuate="onLoad" draw:mime-type="image/png"/><svg:title>TexMaths</svg:title><svg:desc>8§latex§A \times B = \left\{ (nube, arbol), (nube, luna), (nube, sol), (corazon, arbol), (corazon, luna), (corazon, sol),(ojos, arbol), (ojos, luna), (ojos, sol)\right\}§svg§600§FALSE§</svg:desc></draw:frame></text:p>
      <text:p text:style-name="P4"/>
      <text:p text:style-name="P5"><draw:frame text:anchor-type="as-char" svg:y="-0.139cm" draw:z-index="3" draw:style-name="gr25" draw:text-style-name="P3" svg:width="16.521cm" svg:height="0.279cm"><draw:image xlink:href="Pictures/1001F829000050AA0000015FA0DF7212.svg" xlink:type="simple" xlink:show="embed" xlink:actuate="onLoad" draw:mime-type="image/svg+xml"><text:p/></draw:image><draw:image xlink:href="Pictures/100000010000030C0000000D46E419E9.png" xlink:type="simple" xlink:show="embed" xlink:actuate="onLoad" draw:mime-type="image/png"/><svg:title>TexMaths</svg:title><svg:desc>8§latex§B \times A = \left\{ (arbol, nube), (arbol, corazon), (arbol, ojos), (luna, nube,), (luna, corazon), (luna, ojos), (sol, nube), (sol, corazon), (sol, ojos)\right\}§svg§600§FALSE§</svg:desc></draw:frame></text:p>
      <text:p text:style-name="P5"/>
      <text:p text:style-name="P6">Ejercicio 2</text:p>
      <text:p text:style-name="P6">Dados los conjutos A = {1, 2, 3, 4} y B = {a, b, c} <text:span text:style-name="T2">realiza </text:span><text:span text:style-name="T2"><draw:frame text:anchor-type="as-char" svg:y="-0.222cm" draw:z-index="4" draw:style-name="gr24" draw:text-style-name="P3" svg:width="0.946cm" svg:height="0.251cm"><draw:image xlink:href="Pictures/10001071000003B3000000FC0868D6B0.svg" xlink:type="simple" xlink:show="embed" xlink:actuate="onLoad" draw:mime-type="image/svg+xml"><text:p/></draw:image><draw:image xlink:href="Pictures/10000001000000240000000AAF1A2124.png" xlink:type="simple" xlink:show="embed" xlink:actuate="onLoad" draw:mime-type="image/png"/><svg:title>TexMaths</svg:title><svg:desc>10§inline§A \times B§svg§600§FALSE§</svg:desc></draw:frame></text:span><text:span text:style-name="T2"><text:s/>y </text:span><text:span text:style-name="T2"><draw:frame text:anchor-type="as-char" svg:y="-0.222cm" draw:z-index="5" draw:style-name="gr23" draw:text-style-name="P3" svg:width="0.952cm" svg:height="0.251cm"><draw:image xlink:href="Pictures/10001066000003B8000000FCD0EE700E.svg" xlink:type="simple" xlink:show="embed" xlink:actuate="onLoad" draw:mime-type="image/svg+xml"><text:p/></draw:image><draw:image xlink:href="Pictures/10000001000000240000000ACFB9E9D1.png" xlink:type="simple" xlink:show="embed" xlink:actuate="onLoad" draw:mime-type="image/png"/><svg:title>TexMaths</svg:title><svg:desc>10§inline§B \times A§svg§600§FALSE§</svg:desc></draw:frame></text:span></text:p>
      <text:p text:style-name="P6"/>
      <text:p text:style-name="P7"><draw:frame text:anchor-type="as-char" svg:y="-0.208cm" draw:z-index="6" draw:style-name="gr22" draw:text-style-name="P3" svg:width="10.157cm" svg:height="0.279cm"><draw:image xlink:href="Pictures/1000F645000031980000015F1BA3C0C7.svg" xlink:type="simple" xlink:show="embed" xlink:actuate="onLoad" draw:mime-type="image/svg+xml"><text:p/></draw:image><draw:image xlink:href="Pictures/10000001000001E00000000DDA6A51F6.png" xlink:type="simple" xlink:show="embed" xlink:actuate="onLoad" draw:mime-type="image/png"/><svg:title>TexMaths</svg:title><svg:desc>8§inline§A \times B = \left\{ (1, a), (1, b), (1, c), (2, a), (2, b), (2, c), (3, a), (3, b), (3, c), (4, a), (4, b), (4, c)\right\}

§svg§600§FALSE§</svg:desc></draw:frame></text:p>
      <text:p text:style-name="P7"/>
      <text:p text:style-name="P7"><draw:frame text:anchor-type="as-char" svg:y="-0.208cm" draw:z-index="7" draw:style-name="gr21" draw:text-style-name="P3" svg:width="10.155cm" svg:height="0.279cm"><draw:image xlink:href="Pictures/1000F65C000031960000015F0F5ED9D5.svg" xlink:type="simple" xlink:show="embed" xlink:actuate="onLoad" draw:mime-type="image/svg+xml"><text:p/></draw:image><draw:image xlink:href="Pictures/10000001000001E00000000D2FA73C73.png" xlink:type="simple" xlink:show="embed" xlink:actuate="onLoad" draw:mime-type="image/png"/><svg:title>TexMaths</svg:title><svg:desc>8§inline§B \times A = \left\{ (a, 1), (a, 2), (a, 3), (a, 4), (b, 1),  (b, 2), (b, 3), (b, 4), (c, 1), (c, 2),   (c, 3), (c, 4)\right\}

§svg§600§FALSE§</svg:desc></draw:frame></text:p>
      <text:p text:style-name="P7"/>
      <text:p text:style-name="P8">Ejercicio 3</text:p>
      <text:p text:style-name="P9">Dados los conjuntos D={2,4,6} y C={x: x∊N 5&lt;x&lt;8}, realiza <draw:frame text:anchor-type="as-char" svg:y="-0.228cm" draw:z-index="8" draw:style-name="gr20" draw:text-style-name="P3" svg:width="0.983cm" svg:height="0.257cm"><draw:image xlink:href="Pictures/10000EA4000003D70000010036DD44F4.svg" xlink:type="simple" xlink:show="embed" xlink:actuate="onLoad" draw:mime-type="image/svg+xml"><text:p/></draw:image><draw:image xlink:href="Pictures/10000001000000250000000A22A24AAD.png" xlink:type="simple" xlink:show="embed" xlink:actuate="onLoad" draw:mime-type="image/png"/><svg:title>TexMaths</svg:title><svg:desc>10§inline§D \times C§svg§600§FALSE§</svg:desc></draw:frame><text:s/>y <draw:frame text:anchor-type="as-char" svg:y="-0.228cm" draw:z-index="9" draw:style-name="gr19" draw:text-style-name="P3" svg:width="0.971cm" svg:height="0.257cm"><draw:image xlink:href="Pictures/10000E88000003CB00000100A7A40159.svg" xlink:type="simple" xlink:show="embed" xlink:actuate="onLoad" draw:mime-type="image/svg+xml"><text:p/></draw:image><draw:image xlink:href="Pictures/10000001000000250000000AAD91CD48.png" xlink:type="simple" xlink:show="embed" xlink:actuate="onLoad" draw:mime-type="image/png"/><svg:title>TexMaths</svg:title><svg:desc>10§inline§C \times D§svg§600§FALSE§</svg:desc></draw:frame></text:p>
      <text:p text:style-name="P9"/>
      <text:p text:style-name="P9"><draw:frame text:anchor-type="as-char" svg:y="-0.208cm" draw:z-index="11" draw:style-name="gr17" draw:text-style-name="P3" svg:width="5.802cm" svg:height="0.279cm"><draw:image xlink:href="Pictures/1000806D00001C560000015F2308F649.svg" xlink:type="simple" xlink:show="embed" xlink:actuate="onLoad" draw:mime-type="image/svg+xml"><text:p/></draw:image><draw:image xlink:href="Pictures/10000001000001120000000DAD22962D.png" xlink:type="simple" xlink:show="embed" xlink:actuate="onLoad" draw:mime-type="image/png"/><svg:title>TexMaths</svg:title><svg:desc>8§inline§D \times C = \left\{ (2, 6), (2, 7), (4, 6), (4, 7), (6, 6), (6, 7)\right\}

§svg§600§FALSE§</svg:desc></draw:frame></text:p>
      <text:p text:style-name="P9"/>
      <text:p text:style-name="P9"><draw:frame text:anchor-type="as-char" svg:y="-0.228cm" draw:z-index="10" draw:style-name="gr18" draw:text-style-name="P3" svg:width="5.822cm" svg:height="0.302cm"><draw:image xlink:href="Pictures/1000804C00001C6D0000017A22D2A050.svg" xlink:type="simple" xlink:show="embed" xlink:actuate="onLoad" draw:mime-type="image/svg+xml"><text:p/></draw:image><draw:image xlink:href="Pictures/10000001000001130000000E6D74B6B5.png" xlink:type="simple" xlink:show="embed" xlink:actuate="onLoad" draw:mime-type="image/png"/><svg:title>TexMaths</svg:title><svg:desc>8§inline§C \times D = \left\{ (6, 2), (6, 4), (6, 6), (7, 2), (7, 4), (7, 6)\right\}

§svg§600§FALSE§</svg:desc></draw:frame></text:p>
      <text:p text:style-name="P9"/>
      <text:p text:style-name="P10">Ejercicio 4</text:p>
      <text:p text:style-name="P11">Cierta marca de ropa realiza tres tipos diferentes de prendas y tiene cuatro colores de tela.</text:p>
      <text:p text:style-name="P12">Tipos de prendas: remeras, faldas, pantalones.</text:p>
      <text:p text:style-name="P13">Colores de tela: rojo, rosado, azul, amarillo.</text:p>
      <text:p text:style-name="P13">Elabore una lista de todos los modelos posibles de prendas.</text:p>
      <text:p text:style-name="P14">Entones tenemos los conjutos A = {remera, falda, pantalon} y B = {rojo, azul, amarillo} </text:p>
      <text:p text:style-name="P15"><draw:frame text:anchor-type="as-char" svg:y="-0.104cm" draw:z-index="12" draw:style-name="gr16" draw:text-style-name="P3" svg:width="15.414cm" svg:height="0.209cm"><draw:image xlink:href="Pictures/1002B2420000645A0000015F7A259E5A.svg" xlink:type="simple" xlink:show="embed" xlink:actuate="onLoad" draw:mime-type="image/svg+xml"><text:p/></draw:image><draw:image xlink:href="Pictures/10000001000003CB0000000D64B343C1.png" xlink:type="simple" xlink:show="embed" xlink:actuate="onLoad" draw:mime-type="image/png"/><svg:title>TexMaths</svg:title><svg:desc>6§latex§A \times B = \left\{ (remera, rojo), (remera, azul),(remera, amarrillo), (falda, rojo), (falda, azul),(falda, amarrillo),(pantalon, rojo), (pantalon, azul),(pantalon, amarrillo)\right\}§svg§600§FALSE§</svg:desc></draw:frame></text:p>
      <text:p text:style-name="P16"/>
      <text:p text:style-name="P17">Ejercicio 5</text:p>
      <text:p text:style-name="P17"><text:span text:style-name="T3">En una granja avícola hay algunas gallinas que ponen huevos pequeños, otras que ponen huevos medianos y otras que huevos grandes. Además, los huevos varian en huevos de color y huevos blancos. Elabore una lista de todos los tipos posibles de huevos.</text:span></text:p>
      <text:p text:style-name="P18">Tenemos los conjuntos A = {pequeño, mediano, grande} y B = {color, blanco}</text:p>
      <text:p text:style-name="P18"/>
      <text:p text:style-name="P19"><draw:frame text:anchor-type="as-char" svg:y="-0.175cm" draw:z-index="13" draw:style-name="gr15" draw:text-style-name="P3" svg:width="17.687cm" svg:height="0.35cm"><draw:image xlink:href="Pictures/1001C39A000045180000015F1AC6B9A3.svg" xlink:type="simple" xlink:show="embed" xlink:actuate="onLoad" draw:mime-type="image/svg+xml"><text:p/></draw:image><draw:image xlink:href="Pictures/100000010000029D0000000DCB9F9ABF.png" xlink:type="simple" xlink:show="embed" xlink:actuate="onLoad" draw:mime-type="image/png"/><svg:title>TexMaths</svg:title><svg:desc>10§latex§A \times B = \left\{(pequeño, color),(pequeño, blanco),(mediano, color),(mediano, blanco), (grande, color),(grande, blanco)\right\}§svg§600§FALSE§</svg:desc></draw:frame></text:p>
      <text:p text:style-name="P16"/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sans-serif"/>
    <style:font-face style:name="CMU Serif" svg:font-family="'CMU Serif'" style:font-family-generic="roman"/>
    <style:font-face style:name="CMU Serif1" svg:font-family="'CMU Serif'" style:font-family-generic="roman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MU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CMU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MU Serif" fo:font-family="'CMU Serif'" style:font-family-generic="roman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MU Serif" fo:font-family="'CMU Serif'" style:font-family-generic="roman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MU Serif" fo:font-family="'CMU Serif'" style:font-family-generic="roman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MU Serif" fo:font-family="'CMU Serif'" style:font-family-generic="roman"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9T17:56:56.758280469</meta:creation-date>
    <dc:date>2025-04-09T19:19:09.988251060</dc:date>
    <meta:editing-duration>PT6M32S</meta:editing-duration>
    <meta:editing-cycles>1</meta:editing-cycles>
    <meta:document-statistic meta:table-count="0" meta:image-count="0" meta:object-count="0" meta:page-count="1" meta:paragraph-count="24" meta:word-count="177" meta:character-count="1011" meta:non-whitespace-character-count="844"/>
    <meta:generator>LibreOffice/24.8.5.2$Linux_X86_64 LibreOffice_project/480$Build-2</meta:generator>
  </office:meta>
</office:document-meta>
</file>